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eb53" officeooo:paragraph-rsid="0011eb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r cloning the git</text:p>
      <text:p text:style-name="P1">- git clone <text:a xlink:type="simple" xlink:href="mailto:git@repo.deerwalk.com">git@repo.deerwalk.com</text:a>:everest/Patches.git</text:p>
      <text:p text:style-name="P1">- git checkout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jan Shakya</meta:initial-creator>
    <meta:creation-date>2015-08-25T18:00:33.166650821</meta:creation-date>
    <dc:date>2015-08-25T18:02:13.522844093</dc:date>
    <dc:creator>Sajan Shakya</dc:creator>
    <meta:editing-duration>P0D</meta:editing-duration>
    <meta:editing-cycles>1</meta:editing-cycles>
    <meta:document-statistic meta:table-count="0" meta:image-count="0" meta:object-count="0" meta:page-count="1" meta:paragraph-count="3" meta:word-count="11" meta:character-count="86" meta:non-whitespace-character-count="78"/>
    <meta:generator>LibreOffice/4.2.8.2$Linux_X86_64 LibreOffice_project/420m0$Build-2</meta:generator>
  </office:meta>
</office:document-meta>
</file>